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4pt" style:text-underline-style="none" officeooo:rsid="03cce327" officeooo:paragraph-rsid="03cce327" style:font-size-asian="12.25pt" style:font-size-complex="14pt"/>
    </style:style>
    <style:style style:name="P4" style:family="paragraph" style:parent-style-name="Standard">
      <style:paragraph-properties fo:text-align="justify" style:justify-single-word="false"/>
      <style:text-properties style:font-name="Times New Roman" fo:font-size="14pt" style:text-underline-style="none" officeooo:rsid="03cce327" officeooo:paragraph-rsid="03cce327" style:font-size-asian="12.25pt" style:font-size-complex="14pt"/>
    </style:style>
    <style:style style:name="P5"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rsid="03cce327" officeooo:paragraph-rsid="03cce327" style:font-size-asian="16pt" style:font-size-complex="16pt"/>
    </style:style>
    <style:style style:name="P6" style:family="paragraph" style:parent-style-name="Standard">
      <style:paragraph-properties fo:text-align="justify" style:justify-single-word="false"/>
      <style:text-properties fo:font-size="11pt" style:text-underline-style="solid" style:text-underline-width="auto" style:text-underline-color="font-color" officeooo:rsid="040f2917" officeooo:paragraph-rsid="040f2917" style:font-size-asian="9.60000038146973pt" style:font-size-complex="11pt"/>
    </style:style>
    <style:style style:name="P7" style:family="paragraph" style:parent-style-name="Standard">
      <style:paragraph-properties fo:text-align="justify" style:justify-single-word="false"/>
      <style:text-properties fo:font-size="11pt" style:text-underline-style="solid" style:text-underline-width="auto" style:text-underline-color="font-color" officeooo:rsid="041110c3" officeooo:paragraph-rsid="041110c3" style:font-size-asian="9.60000038146973pt" style:font-size-complex="11pt"/>
    </style:style>
    <style:style style:name="P8" style:family="paragraph" style:parent-style-name="Standard">
      <style:paragraph-properties fo:text-align="justify" style:justify-single-word="false"/>
      <style:text-properties fo:font-size="11pt" style:text-underline-style="solid" style:text-underline-width="auto" style:text-underline-color="font-color" officeooo:rsid="041e88b7" officeooo:paragraph-rsid="041e88b7" style:font-size-asian="9.60000038146973pt" style:font-size-complex="11pt"/>
    </style:style>
    <style:style style:name="P9" style:family="paragraph" style:parent-style-name="Standard">
      <style:paragraph-properties fo:text-align="justify" style:justify-single-word="false"/>
      <style:text-properties fo:font-size="11pt" style:text-underline-style="none" officeooo:rsid="041281af" officeooo:paragraph-rsid="041281af" style:font-size-asian="9.60000038146973pt" style:font-size-complex="11pt"/>
    </style:style>
    <style:style style:name="P10" style:family="paragraph" style:parent-style-name="Standard">
      <style:paragraph-properties fo:text-align="justify" style:justify-single-word="false"/>
      <style:text-properties fo:font-size="11pt" style:text-underline-style="none" officeooo:rsid="04186aa3" officeooo:paragraph-rsid="04186aa3" style:font-size-asian="9.60000038146973pt" style:font-size-complex="11pt"/>
    </style:style>
    <style:style style:name="P11" style:family="paragraph" style:parent-style-name="Standard">
      <style:paragraph-properties fo:text-align="justify" style:justify-single-word="false"/>
      <style:text-properties fo:font-size="11pt" style:text-underline-style="none" officeooo:rsid="041c2e21" officeooo:paragraph-rsid="041c2e21" style:font-size-asian="9.60000038146973pt" style:font-size-complex="11pt"/>
    </style:style>
    <style:style style:name="P12"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45471ae" officeooo:paragraph-rsid="0459e1df" style:font-size-asian="9.60000038146973pt" style:font-style-asian="normal" style:font-size-complex="11pt" style:font-style-complex="normal"/>
    </style:style>
    <style:style style:name="P13"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45b2929" officeooo:paragraph-rsid="045b2929" style:font-size-asian="9.60000038146973pt" style:font-style-asian="normal" style:font-size-complex="11pt" style:font-style-complex="normal"/>
    </style:style>
    <style:style style:name="P14"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45e9dc0" officeooo:paragraph-rsid="045e9dc0" style:font-size-asian="9.60000038146973pt" style:font-style-asian="normal" style:font-size-complex="11pt" style:font-style-complex="normal"/>
    </style:style>
    <style:style style:name="P15"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45fda66" officeooo:paragraph-rsid="045fda66" style:font-size-asian="9.60000038146973pt" style:font-style-asian="normal" style:font-size-complex="11pt" style:font-style-complex="normal"/>
    </style:style>
    <style:style style:name="P16"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4638efb" officeooo:paragraph-rsid="04638efb" style:font-size-asian="9.60000038146973pt" style:font-style-asian="normal" style:font-size-complex="11pt" style:font-style-complex="normal"/>
    </style:style>
    <style:style style:name="P17"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465257b" officeooo:paragraph-rsid="0465257b" style:font-size-asian="9.60000038146973pt" style:font-style-asian="normal" style:font-size-complex="11pt" style:font-style-complex="normal"/>
    </style:style>
    <style:style style:name="P18"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46bd7ba" officeooo:paragraph-rsid="046bd7ba" style:font-size-asian="9.60000038146973pt" style:font-style-asian="normal" style:font-size-complex="11pt" style:font-style-complex="normal"/>
    </style:style>
    <style:style style:name="P19" style:family="paragraph" style:parent-style-name="Standard" style:list-style-name="L2">
      <style:paragraph-properties fo:text-align="justify" style:justify-single-word="false"/>
      <style:text-properties style:text-underline-style="solid" style:text-underline-width="auto" style:text-underline-color="font-color" officeooo:rsid="041f101e" officeooo:paragraph-rsid="041f101e"/>
    </style:style>
    <style:style style:name="P20" style:family="paragraph" style:parent-style-name="Standard" style:list-style-name="L2">
      <style:paragraph-properties fo:text-align="justify" style:justify-single-word="false"/>
      <style:text-properties style:text-underline-style="solid" style:text-underline-width="auto" style:text-underline-color="font-color" officeooo:rsid="04239377" officeooo:paragraph-rsid="04239377"/>
    </style:style>
    <style:style style:name="P21" style:family="paragraph" style:parent-style-name="Standard" style:list-style-name="L2">
      <style:paragraph-properties fo:text-align="justify" style:justify-single-word="false"/>
      <style:text-properties style:text-underline-style="solid" style:text-underline-width="auto" style:text-underline-color="font-color" officeooo:rsid="0426fd9e" officeooo:paragraph-rsid="0426fd9e"/>
    </style:style>
    <style:style style:name="P22" style:family="paragraph" style:parent-style-name="Standard" style:list-style-name="L2">
      <style:paragraph-properties fo:text-align="justify" style:justify-single-word="false"/>
      <style:text-properties style:text-underline-style="solid" style:text-underline-width="auto" style:text-underline-color="font-color" officeooo:rsid="042fb497" officeooo:paragraph-rsid="042fb497"/>
    </style:style>
    <style:style style:name="P23" style:family="paragraph" style:parent-style-name="Standard">
      <style:paragraph-properties fo:text-align="justify" style:justify-single-word="false"/>
      <style:text-properties style:text-underline-style="solid" style:text-underline-width="auto" style:text-underline-color="font-color" officeooo:rsid="042fb497" officeooo:paragraph-rsid="042fb497"/>
    </style:style>
    <style:style style:name="P24" style:family="paragraph" style:parent-style-name="Standard">
      <style:paragraph-properties fo:text-align="justify" style:justify-single-word="false"/>
      <style:text-properties style:text-underline-style="solid" style:text-underline-width="auto" style:text-underline-color="font-color" officeooo:rsid="043178c5" officeooo:paragraph-rsid="043178c5"/>
    </style:style>
    <style:style style:name="P25" style:family="paragraph" style:parent-style-name="Standard">
      <style:paragraph-properties fo:text-align="justify" style:justify-single-word="false"/>
      <style:text-properties style:text-underline-style="none" officeooo:rsid="041ea167" officeooo:paragraph-rsid="041ea167"/>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officeooo:rsid="040f2917" officeooo:paragraph-rsid="040f2917" style:font-size-asian="13pt" style:font-size-complex="13pt"/>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officeooo:rsid="043178c5" officeooo:paragraph-rsid="043178c5" style:font-size-asian="13pt" style:font-size-complex="13pt"/>
    </style:style>
    <style:style style:name="P28" style:family="paragraph" style:parent-style-name="Standard">
      <style:paragraph-properties fo:text-align="justify" style:justify-single-word="false"/>
      <style:text-properties fo:font-size="13pt" style:text-underline-style="solid" style:text-underline-width="auto" style:text-underline-color="font-color" officeooo:rsid="043345c9" officeooo:paragraph-rsid="043345c9" style:font-size-asian="13pt" style:font-size-complex="13pt"/>
    </style:style>
    <style:style style:name="P29" style:family="paragraph" style:parent-style-name="Standard" style:list-style-name="L3">
      <style:paragraph-properties fo:text-align="justify" style:justify-single-word="false"/>
      <style:text-properties fo:font-size="13pt" style:text-underline-style="solid" style:text-underline-width="auto" style:text-underline-color="font-color" officeooo:rsid="043345c9" officeooo:paragraph-rsid="043345c9" style:font-size-asian="13pt" style:font-size-complex="13pt"/>
    </style:style>
    <style:style style:name="P30" style:family="paragraph" style:parent-style-name="Standard">
      <style:paragraph-properties fo:text-align="justify" style:justify-single-word="false"/>
      <style:text-properties fo:font-size="13pt" style:text-underline-style="solid" style:text-underline-width="auto" style:text-underline-color="font-color" officeooo:rsid="043a201e" officeooo:paragraph-rsid="043a201e" style:font-size-asian="13pt" style:font-size-complex="13pt"/>
    </style:style>
    <style:style style:name="P31" style:family="paragraph" style:parent-style-name="Standard" style:list-style-name="L3">
      <style:paragraph-properties fo:text-align="justify" style:justify-single-word="false"/>
      <style:text-properties fo:font-size="13pt" style:text-underline-style="solid" style:text-underline-width="auto" style:text-underline-color="font-color" officeooo:rsid="043c62c5" officeooo:paragraph-rsid="043c62c5" style:font-size-asian="13pt" style:font-size-complex="13pt"/>
    </style:style>
    <style:style style:name="P32" style:family="paragraph" style:parent-style-name="Standard">
      <style:paragraph-properties fo:text-align="justify" style:justify-single-word="false"/>
      <style:text-properties fo:font-size="13pt" style:text-underline-style="solid" style:text-underline-width="auto" style:text-underline-color="font-color" officeooo:rsid="043c62c5" officeooo:paragraph-rsid="043c62c5" style:font-size-asian="13pt" style:font-size-complex="13pt"/>
    </style:style>
    <style:style style:name="P33" style:family="paragraph" style:parent-style-name="Standard">
      <style:paragraph-properties fo:text-align="justify" style:justify-single-word="false"/>
      <style:text-properties fo:font-size="13pt" style:text-underline-style="solid" style:text-underline-width="auto" style:text-underline-color="font-color" officeooo:rsid="043f00bf" officeooo:paragraph-rsid="043f00bf" style:font-size-asian="13pt" style:font-size-complex="13pt"/>
    </style:style>
    <style:style style:name="P34" style:family="paragraph" style:parent-style-name="Standard">
      <style:paragraph-properties fo:text-align="justify" style:justify-single-word="false"/>
      <style:text-properties fo:font-size="13pt" style:text-underline-style="solid" style:text-underline-width="auto" style:text-underline-color="font-color" officeooo:rsid="0441d8df" officeooo:paragraph-rsid="0441d8df" style:font-size-asian="13pt" style:font-size-complex="13pt"/>
    </style:style>
    <style:style style:name="P35" style:family="paragraph" style:parent-style-name="Standard" style:list-style-name="L4">
      <style:paragraph-properties fo:text-align="justify" style:justify-single-word="false"/>
      <style:text-properties fo:font-size="13pt" style:text-underline-style="solid" style:text-underline-width="auto" style:text-underline-color="font-color" officeooo:rsid="044380d1" officeooo:paragraph-rsid="044380d1" style:font-size-asian="13pt" style:font-size-complex="13pt"/>
    </style:style>
    <style:style style:name="P36" style:family="paragraph" style:parent-style-name="Standard" style:list-style-name="L4">
      <style:paragraph-properties fo:text-align="justify" style:justify-single-word="false"/>
      <style:text-properties fo:font-size="13pt" style:text-underline-style="solid" style:text-underline-width="auto" style:text-underline-color="font-color" officeooo:rsid="044e8ac8" officeooo:paragraph-rsid="044e8ac8" style:font-size-asian="13pt" style:font-size-complex="13pt"/>
    </style:style>
    <style:style style:name="P37" style:family="paragraph" style:parent-style-name="Standard">
      <style:paragraph-properties fo:text-align="justify" style:justify-single-word="false"/>
      <style:text-properties fo:font-size="13pt" style:text-underline-style="solid" style:text-underline-width="auto" style:text-underline-color="font-color" officeooo:rsid="044e8ac8" officeooo:paragraph-rsid="044e8ac8" style:font-size-asian="13pt" style:font-size-complex="13pt"/>
    </style:style>
    <style:style style:name="P38" style:family="paragraph" style:parent-style-name="Standard">
      <style:paragraph-properties fo:text-align="justify" style:justify-single-word="false"/>
      <style:text-properties fo:font-size="13pt" style:text-underline-style="solid" style:text-underline-width="auto" style:text-underline-color="font-color" officeooo:rsid="045471ae" officeooo:paragraph-rsid="045471ae" style:font-size-asian="11.3500003814697pt" style:font-size-complex="13pt"/>
    </style:style>
    <style:style style:name="P39" style:family="paragraph" style:parent-style-name="Standard">
      <style:paragraph-properties fo:text-align="justify" style:justify-single-word="false"/>
      <style:text-properties fo:font-size="13pt" style:text-underline-style="none" officeooo:rsid="0435d86d" officeooo:paragraph-rsid="0435d86d" style:font-size-asian="13pt" style:font-size-complex="13pt"/>
    </style:style>
    <style:style style:name="T1" style:family="text">
      <style:text-properties officeooo:rsid="03cb6890"/>
    </style:style>
    <style:style style:name="T2" style:family="text">
      <style:text-properties officeooo:rsid="03acc3d8"/>
    </style:style>
    <style:style style:name="T3" style:family="text">
      <style:text-properties style:font-name="Times New Roman"/>
    </style:style>
    <style:style style:name="T4" style:family="text">
      <style:text-properties style:font-name="Times New Roman" fo:font-size="11pt" style:text-underline-style="none" style:font-size-asian="11pt" style:font-size-complex="11pt"/>
    </style:style>
    <style:style style:name="T5" style:family="text">
      <style:text-properties style:font-name="Times New Roman" fo:font-size="11pt" style:text-underline-style="none" officeooo:rsid="0420e721" style:font-size-asian="11pt" style:font-size-complex="11pt"/>
    </style:style>
    <style:style style:name="T6" style:family="text">
      <style:text-properties style:font-name="Times New Roman" fo:font-size="11pt" style:text-underline-style="none" officeooo:rsid="042200a8" style:font-size-asian="11pt" style:font-size-complex="11pt"/>
    </style:style>
    <style:style style:name="T7" style:family="text">
      <style:text-properties style:font-name="Times New Roman" fo:font-size="11pt" style:text-underline-style="none" officeooo:rsid="0424264b" style:font-size-asian="11pt" style:font-size-complex="11pt"/>
    </style:style>
    <style:style style:name="T8" style:family="text">
      <style:text-properties style:font-name="Times New Roman" fo:font-size="11pt" style:text-underline-style="none" officeooo:rsid="04248213" style:font-size-asian="11pt" style:font-size-complex="11pt"/>
    </style:style>
    <style:style style:name="T9" style:family="text">
      <style:text-properties style:font-name="Times New Roman" fo:font-size="11pt" style:text-underline-style="none" officeooo:rsid="04270d17" style:font-size-asian="11pt" style:font-size-complex="11pt"/>
    </style:style>
    <style:style style:name="T10" style:family="text">
      <style:text-properties style:font-name="Times New Roman" fo:font-size="11pt" style:text-underline-style="none" officeooo:rsid="042a86a2" style:font-size-asian="11pt" style:font-size-complex="11pt"/>
    </style:style>
    <style:style style:name="T11" style:family="text">
      <style:text-properties style:font-name="Times New Roman" fo:font-size="11pt" style:text-underline-style="none" officeooo:rsid="042ada9e" style:font-size-asian="11pt" style:font-size-complex="11pt"/>
    </style:style>
    <style:style style:name="T12" style:family="text">
      <style:text-properties style:font-name="Times New Roman" fo:font-size="11pt" style:text-underline-style="none" officeooo:rsid="042c5b4e" style:font-size-asian="11pt" style:font-size-complex="11pt"/>
    </style:style>
    <style:style style:name="T13" style:family="text">
      <style:text-properties style:font-name="Times New Roman" fo:font-size="11pt" style:text-underline-style="none" officeooo:rsid="042c75e0" style:font-size-asian="11pt" style:font-size-complex="11pt"/>
    </style:style>
    <style:style style:name="T14" style:family="text">
      <style:text-properties style:font-name="Times New Roman" fo:font-size="11pt" style:text-underline-style="none" officeooo:rsid="042fef26" style:font-size-asian="11pt" style:font-size-complex="11pt"/>
    </style:style>
    <style:style style:name="T15" style:family="text">
      <style:text-properties style:font-name="Times New Roman" fo:font-size="11pt" style:text-underline-style="none" officeooo:rsid="04301c83" style:font-size-asian="11pt" style:font-size-complex="11pt"/>
    </style:style>
    <style:style style:name="T16" style:family="text">
      <style:text-properties style:font-name="Times New Roman" fo:font-size="11pt" style:text-underline-style="none" officeooo:rsid="0431706c" style:font-size-asian="11pt" style:font-size-complex="11pt"/>
    </style:style>
    <style:style style:name="T17" style:family="text">
      <style:text-properties style:font-name="Times New Roman" fo:font-size="11pt" style:text-underline-style="none" officeooo:rsid="043474f3" style:font-size-asian="11pt" style:font-size-complex="11pt"/>
    </style:style>
    <style:style style:name="T18" style:family="text">
      <style:text-properties style:font-name="Times New Roman" fo:font-size="11pt" style:text-underline-style="none" officeooo:rsid="043ff8a9" style:font-size-asian="11pt" style:font-size-complex="11pt"/>
    </style:style>
    <style:style style:name="T19" style:family="text">
      <style:text-properties style:font-name="Times New Roman" fo:font-size="11pt" style:text-underline-style="none" officeooo:rsid="044008d5" style:font-size-asian="11pt" style:font-size-complex="11pt"/>
    </style:style>
    <style:style style:name="T20" style:family="text">
      <style:text-properties style:font-name="Times New Roman" fo:font-size="11pt" style:text-underline-style="none" officeooo:rsid="04418479" style:font-size-asian="11pt" style:font-size-complex="11pt"/>
    </style:style>
    <style:style style:name="T21" style:family="text">
      <style:text-properties style:font-name="Times New Roman" fo:font-size="11pt" style:text-underline-style="none" officeooo:rsid="04457755" style:font-size-asian="11pt" style:font-size-complex="11pt"/>
    </style:style>
    <style:style style:name="T22" style:family="text">
      <style:text-properties style:font-name="Times New Roman" fo:font-size="11pt" style:text-underline-style="none" officeooo:rsid="04470281" style:font-size-asian="11pt" style:font-size-complex="11pt"/>
    </style:style>
    <style:style style:name="T23" style:family="text">
      <style:text-properties style:font-name="Times New Roman" fo:font-size="11pt" style:text-underline-style="none" officeooo:rsid="04479ec0" style:font-size-asian="11pt" style:font-size-complex="11pt"/>
    </style:style>
    <style:style style:name="T24" style:family="text">
      <style:text-properties style:font-name="Times New Roman" fo:font-size="11pt" style:text-underline-style="none" officeooo:rsid="04491b0a" style:font-size-asian="11pt" style:font-size-complex="11pt"/>
    </style:style>
    <style:style style:name="T25" style:family="text">
      <style:text-properties style:font-name="Times New Roman" fo:font-size="11pt" style:text-underline-style="none" officeooo:rsid="044994dc" style:font-size-asian="11pt" style:font-size-complex="11pt"/>
    </style:style>
    <style:style style:name="T26" style:family="text">
      <style:text-properties style:font-name="Times New Roman" fo:font-size="11pt" style:text-underline-style="none" officeooo:rsid="044b930a" style:font-size-asian="11pt" style:font-size-complex="11pt"/>
    </style:style>
    <style:style style:name="T27" style:family="text">
      <style:text-properties style:font-name="Times New Roman" fo:font-size="11pt" style:text-underline-style="none" officeooo:rsid="044ca30c" style:font-size-asian="11pt" style:font-size-complex="11pt"/>
    </style:style>
    <style:style style:name="T28" style:family="text">
      <style:text-properties style:font-name="Times New Roman" fo:font-size="11pt" style:text-underline-style="none" officeooo:rsid="044f0a21" style:font-size-asian="11pt" style:font-size-complex="11pt"/>
    </style:style>
    <style:style style:name="T29" style:family="text">
      <style:text-properties style:font-name="Times New Roman" fo:font-size="11pt" style:text-underline-style="none" officeooo:rsid="0450e0e5" style:font-size-asian="11pt" style:font-size-complex="11pt"/>
    </style:style>
    <style:style style:name="T30" style:family="text">
      <style:text-properties style:font-name="Times New Roman" fo:font-size="11pt" style:text-underline-style="none" officeooo:rsid="0451c3e0" style:font-size-asian="11pt" style:font-size-complex="11pt"/>
    </style:style>
    <style:style style:name="T31" style:family="text">
      <style:text-properties style:font-name="Times New Roman" fo:font-size="11pt" style:text-underline-style="none" officeooo:rsid="04529a22" style:font-size-asian="11pt" style:font-size-complex="11pt"/>
    </style:style>
    <style:style style:name="T32" style:family="text">
      <style:text-properties style:font-name="Times New Roman" fo:font-size="11pt" style:text-underline-style="none" officeooo:rsid="0452d2a7" style:font-size-asian="11pt" style:font-size-complex="11pt"/>
    </style:style>
    <style:style style:name="T33" style:family="text">
      <style:text-properties style:font-name="Times New Roman" fo:font-size="11pt" style:font-size-asian="11pt" style:font-size-complex="11pt"/>
    </style:style>
    <style:style style:name="T34" style:family="text">
      <style:text-properties style:font-name="Times New Roman" fo:font-size="11pt" officeooo:rsid="041f101e" style:font-size-asian="11pt" style:font-size-complex="11pt"/>
    </style:style>
    <style:style style:name="T35" style:family="text">
      <style:text-properties style:font-name="Times New Roman" fo:font-size="11pt" officeooo:rsid="042200a8" style:font-size-asian="11pt" style:font-size-complex="11pt"/>
    </style:style>
    <style:style style:name="T36" style:family="text">
      <style:text-properties style:font-name="Times New Roman" fo:font-size="11pt" officeooo:rsid="04248213" style:font-size-asian="11pt" style:font-size-complex="11pt"/>
    </style:style>
    <style:style style:name="T37" style:family="text">
      <style:text-properties style:font-name="Times New Roman" fo:font-size="11pt" officeooo:rsid="042c75e0" style:font-size-asian="11pt" style:font-size-complex="11pt"/>
    </style:style>
    <style:style style:name="T38" style:family="text">
      <style:text-properties style:font-name="Times New Roman" fo:font-size="11pt" officeooo:rsid="0431706c" style:font-size-asian="11pt" style:font-size-complex="11pt"/>
    </style:style>
    <style:style style:name="T39" style:family="text">
      <style:text-properties style:font-name="Times New Roman" fo:font-size="11pt" officeooo:rsid="04379a22" style:font-size-asian="11pt" style:font-size-complex="11pt"/>
    </style:style>
    <style:style style:name="T40" style:family="text">
      <style:text-properties style:font-name="Times New Roman" fo:font-size="11pt" officeooo:rsid="043849ec" style:font-size-asian="11pt" style:font-size-complex="11pt"/>
    </style:style>
    <style:style style:name="T41" style:family="text">
      <style:text-properties style:font-name="Times New Roman" fo:font-size="11pt" officeooo:rsid="04388f87" style:font-size-asian="11pt" style:font-size-complex="11pt"/>
    </style:style>
    <style:style style:name="T42" style:family="text">
      <style:text-properties style:font-name="Times New Roman" fo:font-size="11pt" officeooo:rsid="0438bdb4" style:font-size-asian="11pt" style:font-size-complex="11pt"/>
    </style:style>
    <style:style style:name="T43" style:family="text">
      <style:text-properties style:font-name="Times New Roman" fo:font-size="11pt" officeooo:rsid="04418479" style:font-size-asian="11pt" style:font-size-complex="11pt"/>
    </style:style>
    <style:style style:name="T44" style:family="text">
      <style:text-properties style:font-name="Times New Roman" fo:font-size="11pt" officeooo:rsid="04470281" style:font-size-asian="11pt" style:font-size-complex="11pt"/>
    </style:style>
    <style:style style:name="T45" style:family="text">
      <style:text-properties style:font-name="Times New Roman" style:text-underline-style="none"/>
    </style:style>
    <style:style style:name="T46" style:family="text">
      <style:text-properties style:font-name="Times New Roman" style:text-underline-style="none" officeooo:rsid="04579d4f"/>
    </style:style>
    <style:style style:name="T47" style:family="text">
      <style:text-properties style:font-name="Times New Roman" style:text-underline-style="none" officeooo:rsid="0458746f"/>
    </style:style>
    <style:style style:name="T48" style:family="text">
      <style:text-properties style:font-name="Times New Roman" style:text-underline-style="none" officeooo:rsid="0459e1df"/>
    </style:style>
    <style:style style:name="T49" style:family="text">
      <style:text-properties style:font-name="Times New Roman" style:text-underline-style="none" officeooo:rsid="045c3069"/>
    </style:style>
    <style:style style:name="T50" style:family="text">
      <style:text-properties style:font-name="Times New Roman" style:text-underline-style="none" officeooo:rsid="045d3fd1"/>
    </style:style>
    <style:style style:name="T51" style:family="text">
      <style:text-properties style:font-name="Times New Roman" style:text-underline-style="none" officeooo:rsid="045e9dc0"/>
    </style:style>
    <style:style style:name="T52" style:family="text">
      <style:text-properties style:font-name="Times New Roman" style:text-underline-style="none" officeooo:rsid="046134f4"/>
    </style:style>
    <style:style style:name="T53" style:family="text">
      <style:text-properties style:font-name="Times New Roman" style:text-underline-style="none" officeooo:rsid="04662dc6"/>
    </style:style>
    <style:style style:name="T54" style:family="text">
      <style:text-properties style:font-name="Times New Roman" style:text-underline-style="none" officeooo:rsid="046635fc"/>
    </style:style>
    <style:style style:name="T55" style:family="text">
      <style:text-properties style:font-name="Times New Roman" style:text-underline-style="none" officeooo:rsid="046783ae"/>
    </style:style>
    <style:style style:name="T56" style:family="text">
      <style:text-properties style:font-name="Times New Roman" style:text-underline-style="none" officeooo:rsid="04691fcc"/>
    </style:style>
    <style:style style:name="T57" style:family="text">
      <style:text-properties style:font-name="Times New Roman" style:text-underline-style="none" officeooo:rsid="0469f35d"/>
    </style:style>
    <style:style style:name="T58" style:family="text">
      <style:text-properties style:font-name="Times New Roman" style:text-underline-style="none" officeooo:rsid="046bd383"/>
    </style:style>
    <style:style style:name="T59" style:family="text">
      <style:text-properties style:font-name="Times New Roman" style:text-underline-style="none" officeooo:rsid="046d13e5"/>
    </style:style>
    <style:style style:name="T60" style:family="text">
      <style:text-properties style:font-name="Times New Roman" style:text-underline-style="none" officeooo:rsid="046e8d98"/>
    </style:style>
    <style:style style:name="T61" style:family="text">
      <style:text-properties style:font-name="Times New Roman" style:text-underline-style="none" officeooo:rsid="04700481"/>
    </style:style>
    <style:style style:name="T62" style:family="text">
      <style:text-properties style:font-name="Times New Roman" style:text-underline-style="none" officeooo:rsid="04707e4e"/>
    </style:style>
    <style:style style:name="T63" style:family="text">
      <style:text-properties style:font-name="Times New Roman" officeooo:rsid="0414298a"/>
    </style:style>
    <style:style style:name="T64" style:family="text">
      <style:text-properties style:font-name="Times New Roman" officeooo:rsid="04158c12"/>
    </style:style>
    <style:style style:name="T65" style:family="text">
      <style:text-properties style:font-name="Times New Roman" officeooo:rsid="0415fbab"/>
    </style:style>
    <style:style style:name="T66" style:family="text">
      <style:text-properties style:font-name="Times New Roman" officeooo:rsid="04166436"/>
    </style:style>
    <style:style style:name="T67" style:family="text">
      <style:text-properties style:font-name="Times New Roman" officeooo:rsid="0416edb9"/>
    </style:style>
    <style:style style:name="T68" style:family="text">
      <style:text-properties style:font-name="Times New Roman" officeooo:rsid="04199f10"/>
    </style:style>
    <style:style style:name="T69" style:family="text">
      <style:text-properties style:font-name="Times New Roman" officeooo:rsid="041b7787"/>
    </style:style>
    <style:style style:name="T70" style:family="text">
      <style:text-properties style:font-name="Times New Roman" style:text-underline-style="solid" style:text-underline-width="auto" style:text-underline-color="font-color"/>
    </style:style>
    <style:style style:name="T71" style:family="text">
      <style:text-properties style:font-name="Times New Roman" style:text-underline-style="solid" style:text-underline-width="auto" style:text-underline-color="font-color" officeooo:rsid="041b7787"/>
    </style:style>
    <style:style style:name="T72" style:family="text">
      <style:text-properties style:font-name="Times New Roman" style:text-underline-style="solid" style:text-underline-width="auto" style:text-underline-color="font-color" officeooo:rsid="041d474e"/>
    </style:style>
    <style:style style:name="T73" style:family="text">
      <style:text-properties style:font-name="Times New Roman" officeooo:rsid="041c992d"/>
    </style:style>
    <style:style style:name="T74" style:family="text">
      <style:text-properties style:font-name="Times New Roman" officeooo:rsid="041d474e"/>
    </style:style>
    <style:style style:name="T75" style:family="text">
      <style:text-properties style:font-name="Times New Roman" officeooo:rsid="041ea167"/>
    </style:style>
    <style:style style:name="T76" style:family="text">
      <style:text-properties style:font-name="Times New Roman" officeooo:rsid="0452d2a7"/>
    </style:style>
    <style:style style:name="T77" style:family="text">
      <style:text-properties style:font-name="Times New Roman" fo:font-style="italic" style:text-underline-style="none" officeooo:rsid="04579d4f" style:font-style-asian="italic" style:font-style-complex="italic"/>
    </style:style>
    <style:style style:name="T78" style:family="text">
      <style:text-properties style:font-name="Times New Roman" fo:font-style="italic" style:text-underline-style="none" officeooo:rsid="045aceb3" style:font-style-asian="italic" style:font-style-complex="italic"/>
    </style:style>
    <style:style style:name="T79" style:family="text">
      <style:text-properties style:font-name="Times New Roman" officeooo:rsid="046134f4"/>
    </style:style>
    <style:style style:name="T80" style:family="text">
      <style:text-properties style:font-name="Times New Roman" officeooo:rsid="04707e4e"/>
    </style:style>
    <style:style style:name="T81" style:family="text">
      <style:text-properties officeooo:rsid="040de7b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oit Internat<text:span text:style-name="T81">ional des Droits de l’Homme</text:span></text:p>
      <text:p text:style-name="P3"/>
      <text:p text:style-name="P3"/>
      <text:p text:style-name="P4"/>
      <text:p text:style-name="P26"><text:span text:style-name="T3">I. Les différentes facettes des droits de l’Homme</text:span></text:p>
      <text:p text:style-name="P26"><text:span text:style-name="T3"/></text:p>
      <text:p text:style-name="P6"><text:span text:style-name="T3"/></text:p>
      <text:p text:style-name="P7"><text:span text:style-name="T3">1. Notions</text:span></text:p>
      <text:p text:style-name="P7"><text:span text:style-name="T3"/></text:p>
      <text:p text:style-name="P9"><text:span text:style-name="T3">La notion de droits de l’Homme dépasse le cadre juridique, elle concerne aussi la philosophie, et a donc plusieurs manières dont on peut l’appréhender. </text:span><text:span text:style-name="T63">De manière générale, l’individu est titulaire de droits </text:span><text:span text:style-name="T64">du fait même de son existence, </text:span><text:span text:style-name="T65">droits devant être respectés par les États. </text:span><text:span text:style-name="T66">La conception de droits de l’homme a évolué afin de rendre de plus en plus de personnes titulaires de ces droits </text:span><text:span text:style-name="T67">dans une approche universaliste.<text:line-break/></text:span></text:p>
      <text:p text:style-name="P10"><text:span text:style-name="T67">L</text:span><text:span text:style-name="T3">es droits de l’Homme sont donc des droits qui existeraient donc indépendamment même de l’organisation de l’État, </text:span><text:span text:style-name="T68">s’imposant de manière quasi naturelle, ils ne reposent donc nullement sur la volonté de l’État. </text:span><text:span text:style-name="T69">Il y une </text:span><text:span text:style-name="T71">notion de déclaration, les droits de l’homme furent déclarés, dès lors on ne provoque pas, on ne créé pas, on constate des droits qui existent</text:span><text:span text:style-name="T69">. </text:span></text:p>
      <text:p text:style-name="P10"><text:span text:style-name="T69"/></text:p>
      <text:p text:style-name="P11"><text:span text:style-name="T69">D</text:span><text:span text:style-name="T3">ans ces droits de l’Homme on trouve les </text:span><text:span text:style-name="T70">droits fondamentaux</text:span><text:span text:style-name="T3">, </text:span><text:span text:style-name="T73">considérés comme la partie la plus importante, ils forment le noyau dur des droits de l’Homme. </text:span><text:span text:style-name="T74">Même si le droit international ne reconnaît pas ou peu la notion de hiérarchie, le </text:span><text:span text:style-name="T72">Jus Cogens</text:span><text:span text:style-name="T74">, droit impératif, reste une norme indérogeable notamment via des conventions, contrairement à tout le reste du droit international. </text:span></text:p>
      <text:p text:style-name="P11"><text:span text:style-name="T74"/></text:p>
      <text:p text:style-name="P11"><text:span text:style-name="T74"/></text:p>
      <text:p text:style-name="P8"><text:span text:style-name="T74">2. </text:span><text:span text:style-name="T3">L’approche génér</text:span><text:span text:style-name="T75">ationelle</text:span><text:span text:style-name="T3"> des Droits de l’Homme</text:span></text:p>
      <text:p text:style-name="P8"><text:span text:style-name="T45"/></text:p>
      <text:p text:style-name="P8"><text:span text:style-name="T45"/></text:p>
      <text:p text:style-name="P25"><text:span text:style-name="T33">On peut faire une sorte de chronologie des droits de l’Homme </text:span><text:span text:style-name="T34">en les découpant en trois périodes :</text:span></text:p>
      <text:p text:style-name="P25"><text:span text:style-name="T34"/></text:p>
      <text:list xml:id="list198092642" text:style-name="L2">
        <text:list-item>
          <text:p text:style-name="P19"><text:span text:style-name="T33">Les droits civils et politiques</text:span><text:span text:style-name="T4">, </text:span><text:span text:style-name="T5">qui se sont développés en Angleterre, aux États-Unis et en France. On entend par droits politiques la possibilité de participer à la vie politique du pays, et par les libertés politiques l’interdiction de la torture, de la détention arbitraire, le droit à un procès équitable, la liberté de conscience, d’expression, etc. </text:span><text:span text:style-name="T6">Développés au XVIIIème siècle, ces droits sont dénommés </text:span><text:span text:style-name="T35">Droits résistance</text:span><text:span text:style-name="T6">, résistance face à l’État, le roi et sa tyrannie. </text:span></text:p>
          <text:p text:style-name="P19"><text:span text:style-name="T6"/></text:p>
        </text:list-item>
        <text:list-item>
          <text:p text:style-name="P20"><text:span text:style-name="T35">L</text:span><text:span text:style-name="T33">es droits économiques, sociaux et culturels</text:span><text:span text:style-name="T4">, <text:s/></text:span><text:span text:style-name="T7">sont les droits de seconde génération. On y trouve le droit au travail, au logement, </text:span><text:span text:style-name="T8">à la grève, à l’instruction, la sécurité sociale, etc. Ils apparaissent avant et après la seconde guerre mondiale ; en particulier en France et en république de Weimar, puis dans la loi fondamentale de Bosnes. Ces droits sont en opposition par rapport aux droits de première génération car ils impliquent une obligation de l’État envers l’individu. </text:span></text:p>
          <text:p text:style-name="P20"><text:span text:style-name="T8"/></text:p>
        </text:list-item>
        <text:list-item>
          <text:p text:style-name="P21"><text:span text:style-name="T36">L</text:span><text:span text:style-name="T33">es droits solidarités</text:span><text:span text:style-name="T4">, </text:span><text:span text:style-name="T9">développés dans les années 70-80, </text:span><text:span text:style-name="T10">ils concernent le droit au développement, le droit de protection de l’environnement </text:span><text:span text:style-name="T11">et le droit à la paix. </text:span><text:span text:style-name="T12">Ce droit se différencie des autres car il ne concerne pas uniquement l’État, chacun étant acteur. </text:span><text:span text:style-name="T13">Il est à la fois opposable à l’État et exigible de lui si bien qu’il ne peut être mis en application que par l’action de tous les acteurs solidaires du jeu social.<text:line-break/></text:span></text:p>
        </text:list-item>
        <text:list-item>
          <text:p text:style-name="P22"><text:soft-page-break/><text:span text:style-name="T37">U</text:span><text:span text:style-name="T33">ne quatrième génération ?</text:span><text:span text:style-name="T4"> </text:span><text:span text:style-name="T14">On évoque la possibilité d’une quatrième génération pour traiter de </text:span><text:span text:style-name="T15">problématiques contemporaines : lois bioéthiques, </text:span><text:span text:style-name="T16">droits des personnes vulnérables, minorités, pauvretés, handicapés.</text:span></text:p>
        </text:list-item>
      </text:list>
      <text:p text:style-name="P23"><text:span text:style-name="T16"/></text:p>
      <text:p text:style-name="P24"><text:span text:style-name="T38"/></text:p>
      <text:p text:style-name="P27"><text:span text:style-name="T3">II. L’émergence des droits de l’Homme dans l’ordre politique interne</text:span></text:p>
      <text:p text:style-name="P27"><text:span text:style-name="T33"/></text:p>
      <text:p text:style-name="P28"><text:span text:style-name="T33">1. L’expérience anglaise</text:span></text:p>
      <text:p text:style-name="P28"><text:span text:style-name="T4"/></text:p>
      <text:list xml:id="list1421120139" text:style-name="L3">
        <text:list-item>
          <text:p text:style-name="P29"><text:span text:style-name="T4">Magna Carta, 1215</text:span></text:p>
        </text:list-item>
        <text:list-item>
          <text:p text:style-name="P29"><text:span text:style-name="T4">Pétition des Droits, 1628</text:span></text:p>
        </text:list-item>
        <text:list-item>
          <text:p text:style-name="P29"><text:span text:style-name="T4">Abeas Corpus, 1679</text:span></text:p>
        </text:list-item>
        <text:list-item>
          <text:p text:style-name="P29"><text:span text:style-name="T4">Bill of Rights, 1689, </text:span><text:span text:style-name="T17">la loi supérieur au roi</text:span></text:p>
        </text:list-item>
      </text:list>
      <text:p text:style-name="P28"><text:span text:style-name="T17"/></text:p>
      <text:p text:style-name="P28"><text:span text:style-name="T17"/></text:p>
      <text:p text:style-name="P39"><text:span text:style-name="T33">Ces textes ne consacrent pas les droits de l’homme de manière générale mais qui vont diminuer le pouvoir du </text:span><text:span text:style-name="T41">r</text:span><text:span text:style-name="T33">oi et mettre en place des procédures pour protéger l’individu de l’arbitraire royal. </text:span><text:span text:style-name="T39">Ils permettent progressivement au parlement </text:span><text:span text:style-name="T40">de capter des droits civils et politiques </text:span><text:span text:style-name="T41">sur les pouvoirs du roi, </text:span><text:span text:style-name="T42">tout en consacrant les libertés individuelles. </text:span></text:p>
      <text:p text:style-name="P39"><text:span text:style-name="T42"/></text:p>
      <text:p text:style-name="P30"><text:span text:style-name="T42">2. </text:span><text:span text:style-name="T33">L’expérience américaine</text:span></text:p>
      <text:p text:style-name="P30"><text:span text:style-name="T33"/></text:p>
      <text:list xml:id="list111143361780508" text:continue-numbering="true" text:style-name="L3">
        <text:list-item>
          <text:p text:style-name="P31"><text:span text:style-name="T4">Déclaration des droits de Virginie de juin 1776</text:span></text:p>
        </text:list-item>
        <text:list-item>
          <text:p text:style-name="P31"><text:span text:style-name="T4">Déclaration d’indépendance américaine de 1776</text:span></text:p>
        </text:list-item>
        <text:list-item>
          <text:p text:style-name="P31"><text:span text:style-name="T4">Bill of Rights, et les premiers amendements de 1791</text:span></text:p>
        </text:list-item>
      </text:list>
      <text:p text:style-name="P32"><text:span text:style-name="T4"/></text:p>
      <text:p text:style-name="P33"><text:span text:style-name="T4">Au départ il ne s’agit que de déclaration d’indépendance de la part des treize colonies américaines en guerre contre l’Angleterre. Ces colonies vont se constituer en confédération, puis en fédération, viendra plus tard l’État fédéral. </text:span><text:span text:style-name="T18">La déclaration des droits vient tout d’abord pour rassurer chacun sur ces droits afin de mettre en place la fédération ; </text:span><text:span text:style-name="T19">il s’agit entre autres de droits résistances, comme le fait que l’armée ne puissent pas loger chez l’habitant comme le faisait l’Angleterre aux États-Unis. Ce sont de manière générale des droits qui découle d’une vrai défiance vis à vis de l’État central </text:span><text:span text:style-name="T20">et cherche à garantir des droits contre sa tyrannie.<text:line-break/></text:span></text:p>
      <text:p text:style-name="P34"><text:span text:style-name="T43">3. </text:span><text:span text:style-name="T33">L’expérience française</text:span></text:p>
      <text:p text:style-name="P34"><text:span text:style-name="T4"/></text:p>
      <text:list xml:id="list1210775415" text:style-name="L4">
        <text:list-item>
          <text:p text:style-name="P35"><text:span text:style-name="T33">La déclaration des droits de l’Homme et du </text:span><text:span text:style-name="T44">C</text:span><text:span text:style-name="T33">itoyen</text:span><text:span text:style-name="T4">, </text:span><text:span text:style-name="T21">cette déclaration est d’un genre tout à fait novateur car elle a une portée universaliste à l’inverse des textes américains qui ne concernent que le citoyen américain. </text:span><text:span text:style-name="T22">La dimension philosophique est à ce moment inédite par rapport aux précédentes expériences. </text:span><text:span text:style-name="T23">Des points communs sont tout de même à retenir, au premier rang la proclamation de libertés individuels ; </text:span><text:span text:style-name="T24">mais les grands points d’opposition sont la notion universelle, et le rang donné à la loi dans la conception française. </text:span><text:span text:style-name="T25">La loi est sacrée, on est pas du tout dans une opposition à l’État, </text:span><text:span text:style-name="T26">c’est l’État et ses lois qui protège l’individu, loi fruit de la souveraineté nationale dite populaire.<text:line-break/></text:span><text:span text:style-name="T27">Dans cette conception la loi répond à tout, le juge en est la bouche, il n’a pas de réel pouvoir si ce n’est de l’appliquer. </text:span></text:p>
        </text:list-item>
        <text:list-item>
          <text:p text:style-name="P36"><text:span text:style-name="T27">P</text:span><text:span text:style-name="T4">lusieurs textes viennent compléter la déclaration de 1789, qui était une sorte de « brouillon », </text:span><text:span text:style-name="T28">notamment le préambule de 1946 qui consacre des droits de secondes générations, </text:span><text:span text:style-name="T29">les principes fondamentaux </text:span><text:span text:style-name="T30">reconnus par les lois de la république </text:span><text:span text:style-name="T31">(IIIème république). </text:span><text:span text:style-name="T32">En 1976 le conseil </text:span><text:soft-page-break/><text:span text:style-name="T32">constitutionnel a reconnu que le préambule de 1958 qui contient ces trois textes font parti du bloc de constitutionnalité. </text:span></text:p>
        </text:list-item>
      </text:list>
      <text:p text:style-name="P37"><text:span text:style-name="T32"/></text:p>
      <text:p text:style-name="P37"><text:span text:style-name="T32"/></text:p>
      <text:p text:style-name="P38"><text:span text:style-name="T76">I</text:span><text:span text:style-name="T3">II. L’Émergence des Droits de l’Homme dans l’ordre politique international</text:span></text:p>
      <text:p text:style-name="P38"><text:span text:style-name="T45"/></text:p>
      <text:p text:style-name="P12"><text:span text:style-name="T45">« </text:span><text:span text:style-name="T77">La souveraineté est le pouvoir de commander et de contraindre sans être commandé ni contraint </text:span><text:span text:style-name="T78">par qui que ce soit sur la terre</text:span><text:span text:style-name="T77"> »</text:span><text:span text:style-name="T46"> - </text:span><text:span text:style-name="T47">J. </text:span><text:span text:style-name="T48">Bodin.</text:span><text:span text:style-name="T77"> </text:span></text:p>
      <text:p text:style-name="P12"><text:span text:style-name="T77"/></text:p>
      <text:p text:style-name="P13"><text:span text:style-name="T46">L’</text:span><text:span text:style-name="T45">État moderne apparaît au XVIIème siècle, </text:span><text:span text:style-name="T49">l’État est souverain et les États sont tous égaux entre eux. </text:span><text:span text:style-name="T50">À cette époque l’État est donc le seul sujet du droit international, </text:span><text:span text:style-name="T51">les États sont donc titulaires de droits et d’obligations.<text:line-break/></text:span></text:p>
      <text:p text:style-name="P14"><text:span text:style-name="T3">1. Place de l’individu dans l’ordre juridique international</text:span></text:p>
      <text:p text:style-name="P14"><text:span text:style-name="T45"/></text:p>
      <text:p text:style-name="P15"><text:span text:style-name="T45">L’ordre juridique est le fruit de conventions et de traités d’amitié de commerce et de navigation principalement. </text:span><text:span text:style-name="T52">Quand deux États s’engage mutuellement pour garantir des droits à leurs ressortissants, ce ne sont pas les ressortissants directement qui bénéficient de droits en tant qu’individu mais en tant que ressortissants ; de fait si des droits sont refusés à un ressortissant c’est son État qui s’estimera lésé après plainte de son ressortissant. L’individu n’a pas de droits directs. </text:span></text:p>
      <text:p text:style-name="P15"><text:span text:style-name="T52"/></text:p>
      <text:p text:style-name="P16"><text:span text:style-name="T79">A</text:span><text:span text:style-name="T3">ffaire Lagrand</text:span></text:p>
      <text:p text:style-name="P16"><text:span text:style-name="T45"/></text:p>
      <text:p text:style-name="P17"><text:span text:style-name="T45">Néanmoins, l’avis de la Cour permanente de Justice </text:span><text:span text:style-name="T53">Internationale </text:span><text:span text:style-name="T45">de 1928, </text:span><text:span text:style-name="T54">tranche la question de savoir si des individus peuvent </text:span><text:span text:style-name="T55">invoquer des droits pour eux au nom du droit international. </text:span><text:span text:style-name="T56">La cour déclare que à priori non, les individus n’ont pas ce droit là, mais que si des États consentaient à </text:span><text:span text:style-name="T57">accorder des droits et des obligations à des individus </text:span><text:span text:style-name="T58">ils le peuvent. </text:span></text:p>
      <text:p text:style-name="P17"><text:span text:style-name="T58"/></text:p>
      <text:p text:style-name="P18"><text:span text:style-name="T58">D</text:span><text:span text:style-name="T45">ès lors, les individus ne pouvaient se prévaloir de droits et d’obligations que devant des juridictions internes, </text:span><text:span text:style-name="T59">si les dits textes </text:span><text:span text:style-name="T60">écrivent de manière explicite ou indirecte que les individus </text:span><text:span text:style-name="T61">disposent de droits et d’obligations. </text:span><text:span text:style-name="T62">Vient alors aussi la question de l’organisation interne de l’État, </text:span><text:span text:style-name="T80">Moniste</text:span><text:span text:style-name="T62"> ou </text:span><text:span text:style-name="T80">Dualiste</text:span><text:span text:style-name="T62">.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cb6890"/>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Droit International des Droits de l’Homme</text:span></text:p>
      </style:header>
      <style:footer>
        <text:p text:style-name="MP2"><text:span text:style-name="MT2">Premier Semestre</text:span><text:tab/><text:tab/><text:page-number text:select-page="current">1</text:page-number>/<text:page-count>3</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4.2.0$Linux_X86_64 LibreOffice_project/30$Build-2</meta:generator>
    <dc:date>2020-10-04T11:11:42.147361467</dc:date>
    <meta:editing-duration>P1DT4H4M23S</meta:editing-duration>
    <meta:editing-cycles>1104</meta:editing-cycles>
    <meta:document-statistic meta:table-count="0" meta:image-count="0" meta:object-count="0" meta:page-count="3" meta:paragraph-count="37" meta:word-count="1208" meta:character-count="7468" meta:non-whitespace-character-count="6292"/>
  </office:meta>
</office:document-meta>
</file>